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/>
    </style:style>
    <style:style style:name="ce2" style:family="table-cell" style:parent-style-name="Default" style:data-style-name="N2">
      <style:table-cell-properties fo:background-color="#729fcf"/>
    </style:style>
    <style:style style:name="ce3" style:family="table-cell" style:parent-style-name="Default" style:data-style-name="N2"/>
    <style:style style:name="ce4" style:family="table-cell" style:parent-style-name="Default" style:data-style-name="N129">
      <style:table-cell-properties fo:background-color="#729fcf"/>
    </style:style>
    <style:style style:name="ce5" style:family="table-cell" style:parent-style-name="Default" style:data-style-name="N129"/>
    <style:style style:name="ce6" style:family="table-cell" style:parent-style-name="Default" style:data-style-name="N130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10.5677in" svg:y="0.135in">
            <draw:object draw:notify-on-update-of-ranges="Sheet1.F1:Sheet1.F1 Sheet1.F2:Sheet1.F11 Sheet1.G1:Sheet1.G1 Sheet1.G2:Sheet1.G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7.0283in" svg:y="0.0657in">
            <draw:object draw:notify-on-update-of-ranges="Sheet1.F12:Sheet1.F12 Sheet1.F13:Sheet1.F22 Sheet1.G12:Sheet1.G12 Sheet1.G13:Sheet1.G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10.5823in" svg:y="3.7717in">
            <draw:object draw:notify-on-update-of-ranges="Sheet1.F23:Sheet1.F23 Sheet1.F24:Sheet1.F33 Sheet1.G23:Sheet1.G23 Sheet1.G24:Sheet1.G3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10.8303in" svg:y="7.4634in">
            <draw:object draw:notify-on-update-of-ranges="Sheet1.F45:Sheet1.F45 Sheet1.F46:Sheet1.F55 Sheet1.G45:Sheet1.G45 Sheet1.G46:Sheet1.G5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17.0197in" svg:y="3.8232in">
            <draw:object draw:notify-on-update-of-ranges="Sheet1.F34:Sheet1.F34 Sheet1.F35:Sheet1.F44 Sheet1.G34:Sheet1.G34 Sheet1.G35:Sheet1.G4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3"/>
        <table:table-column table:style-name="co1" table:default-cell-style-name="ce5"/>
        <table:table-column table:style-name="co1" table:number-columns-repeated="2" table:default-cell-style-name="ce3"/>
        <table:table-column table:style-name="co1" table:number-columns-repeated="2" table:default-cell-style-name="ce6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Iset, мА</text:p>
          </table:table-cell>
          <table:table-cell table:style-name="ce1" office:value-type="string" calcext:value-type="string">
            <text:p>T, C</text:p>
          </table:table-cell>
          <table:table-cell table:style-name="ce2" office:value-type="string" calcext:value-type="string">
            <text:p>I, мА</text:p>
          </table:table-cell>
          <table:table-cell table:style-name="ce4" office:value-type="string" calcext:value-type="string">
            <text:p>U, мВ</text:p>
          </table:table-cell>
          <table:table-cell table:style-name="ce2" office:value-type="string" calcext:value-type="string">
            <text:p>Q, мВт</text:p>
          </table:table-cell>
          <table:table-cell table:style-name="ce2" office:value-type="string" calcext:value-type="string">
            <text:p>Rн, Ом</text:p>
          </table:table-cell>
          <table:table-cell table:style-name="Default" office:value-type="string" calcext:value-type="string">
            <text:p>Imax, мА</text:p>
          </table:table-cell>
          <table:table-cell office:value-type="float" office:value="137" calcext:value-type="float">
            <text:p>137.000</text:p>
          </table:table-cell>
          <table:table-cell office:value-type="string" calcext:value-type="string">
            <text:p>Qmax, мВт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I$1]/10*[.A2]" office:value-type="float" office:value="13.7" calcext:value-type="float">
            <text:p>13.7</text:p>
          </table:table-cell>
          <table:table-cell office:value-type="float" office:value="23" calcext:value-type="float">
            <text:p>23</text:p>
          </table:table-cell>
          <table:table-cell office:value-type="float" office:value="13.7" calcext:value-type="float">
            <text:p>13.70</text:p>
          </table:table-cell>
          <table:table-cell office:value-type="float" office:value="269.71" calcext:value-type="float">
            <text:p>269.7</text:p>
          </table:table-cell>
          <table:table-cell table:formula="of:=[.E2]*[.D2]/1000" office:value-type="float" office:value="3.695027" calcext:value-type="float">
            <text:p>3.70</text:p>
          </table:table-cell>
          <table:table-cell table:formula="of:=[.F2]/1000/(([.D2]/1000)^2)" office:value-type="float" office:value="19.6868613138686" calcext:value-type="float">
            <text:p>19.69</text:p>
          </table:table-cell>
          <table:table-cell table:number-matrix-columns-spanned="2" table:number-matrix-rows-spanned="5" table:formula="of:=LINEST([.G2:.G11];[.F2:.F11];1;1)" office:value-type="float" office:value="0.0054054141933996" calcext:value-type="float">
            <text:p>0.005</text:p>
          </table:table-cell>
          <table:table-cell office:value-type="float" office:value="19.6616254655281" calcext:value-type="float">
            <text:p>19.66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I$1]/10*[.A3]" office:value-type="float" office:value="27.4" calcext:value-type="float">
            <text:p>27.4</text:p>
          </table:table-cell>
          <table:table-cell office:value-type="float" office:value="23" calcext:value-type="float">
            <text:p>23</text:p>
          </table:table-cell>
          <table:table-cell office:value-type="float" office:value="27.41" calcext:value-type="float">
            <text:p>27.41</text:p>
          </table:table-cell>
          <table:table-cell office:value-type="float" office:value="540.7" calcext:value-type="float">
            <text:p>540.7</text:p>
          </table:table-cell>
          <table:table-cell table:formula="of:=[.E3]*[.D3]/1000" office:value-type="float" office:value="14.820587" calcext:value-type="float">
            <text:p>14.82</text:p>
          </table:table-cell>
          <table:table-cell table:formula="of:=[.F3]/1000/(([.D3]/1000)^2)" office:value-type="float" office:value="19.7263772345859" calcext:value-type="float">
            <text:p>19.73</text:p>
          </table:table-cell>
          <table:table-cell office:value-type="float" office:value="0.0000353689578725951" calcext:value-type="float">
            <text:p>0.000</text:p>
          </table:table-cell>
          <table:table-cell office:value-type="float" office:value="0.00710103258325925" calcext:value-type="float">
            <text:p>0.00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I$1]/10*[.A4]" office:value-type="float" office:value="41.1" calcext:value-type="float">
            <text:p>41.1</text:p>
          </table:table-cell>
          <table:table-cell office:value-type="float" office:value="23" calcext:value-type="float">
            <text:p>23</text:p>
          </table:table-cell>
          <table:table-cell office:value-type="float" office:value="41.14" calcext:value-type="float">
            <text:p>41.14</text:p>
          </table:table-cell>
          <table:table-cell office:value-type="float" office:value="815.52" calcext:value-type="float">
            <text:p>815.5</text:p>
          </table:table-cell>
          <table:table-cell table:formula="of:=[.E4]*[.D4]/1000" office:value-type="float" office:value="33.5504928" calcext:value-type="float">
            <text:p>33.55</text:p>
          </table:table-cell>
          <table:table-cell table:formula="of:=[.F4]/1000/(([.D4]/1000)^2)" office:value-type="float" office:value="19.8230432668935" calcext:value-type="float">
            <text:p>19.82</text:p>
          </table:table-cell>
          <table:table-cell office:value-type="float" office:value="0.999657604669461" calcext:value-type="float">
            <text:p>1.000</text:p>
          </table:table-cell>
          <table:table-cell office:value-type="float" office:value="0.014685921388808" calcext:value-type="float">
            <text:p>0.01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I$1]/10*[.A5]" office:value-type="float" office:value="54.8" calcext:value-type="float">
            <text:p>54.8</text:p>
          </table:table-cell>
          <table:table-cell office:value-type="float" office:value="23" calcext:value-type="float">
            <text:p>23</text:p>
          </table:table-cell>
          <table:table-cell office:value-type="float" office:value="54.82" calcext:value-type="float">
            <text:p>54.82</text:p>
          </table:table-cell>
          <table:table-cell office:value-type="float" office:value="1095.7" calcext:value-type="float">
            <text:p>1095.7</text:p>
          </table:table-cell>
          <table:table-cell table:formula="of:=[.E5]*[.D5]/1000" office:value-type="float" office:value="60.066274" calcext:value-type="float">
            <text:p>60.07</text:p>
          </table:table-cell>
          <table:table-cell table:formula="of:=[.F5]/1000/(([.D5]/1000)^2)" office:value-type="float" office:value="19.987230937614" calcext:value-type="float">
            <text:p>19.99</text:p>
          </table:table-cell>
          <table:table-cell office:value-type="float" office:value="23356.8046175451" calcext:value-type="float">
            <text:p>23356.805</text:p>
          </table:table-cell>
          <table:table-cell office:value-type="float" office:value="8" calcext:value-type="float">
            <text:p>8.00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I$1]/10*[.A6]" office:value-type="float" office:value="68.5" calcext:value-type="float">
            <text:p>68.5</text:p>
          </table:table-cell>
          <table:table-cell office:value-type="float" office:value="23" calcext:value-type="float">
            <text:p>23</text:p>
          </table:table-cell>
          <table:table-cell office:value-type="float" office:value="68.62" calcext:value-type="float">
            <text:p>68.62</text:p>
          </table:table-cell>
          <table:table-cell office:value-type="float" office:value="1385" calcext:value-type="float">
            <text:p>1385.0</text:p>
          </table:table-cell>
          <table:table-cell table:formula="of:=[.E6]*[.D6]/1000" office:value-type="float" office:value="95.0387" calcext:value-type="float">
            <text:p>95.04</text:p>
          </table:table-cell>
          <table:table-cell table:formula="of:=[.F6]/1000/(([.D6]/1000)^2)" office:value-type="float" office:value="20.1836199358788" calcext:value-type="float">
            <text:p>20.18</text:p>
          </table:table-cell>
          <table:table-cell office:value-type="float" office:value="5.03750889698993" calcext:value-type="float">
            <text:p>5.038</text:p>
          </table:table-cell>
          <table:table-cell office:value-type="float" office:value="0.00172541029630598" calcext:value-type="float">
            <text:p>0.00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I$1]/10*[.A7]" office:value-type="float" office:value="82.2" calcext:value-type="float">
            <text:p>82.2</text:p>
          </table:table-cell>
          <table:table-cell office:value-type="float" office:value="23" calcext:value-type="float">
            <text:p>23</text:p>
          </table:table-cell>
          <table:table-cell office:value-type="float" office:value="82.04" calcext:value-type="float">
            <text:p>82.04</text:p>
          </table:table-cell>
          <table:table-cell office:value-type="float" office:value="1675.3" calcext:value-type="float">
            <text:p>1675.3</text:p>
          </table:table-cell>
          <table:table-cell table:formula="of:=[.E7]*[.D7]/1000" office:value-type="float" office:value="137.441612" calcext:value-type="float">
            <text:p>137.44</text:p>
          </table:table-cell>
          <table:table-cell table:formula="of:=[.F7]/1000/(([.D7]/1000)^2)" office:value-type="float" office:value="20.4205265724037" calcext:value-type="float">
            <text:p>20.42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I$1]/10*[.A8]" office:value-type="float" office:value="95.9" calcext:value-type="float">
            <text:p>95.9</text:p>
          </table:table-cell>
          <table:table-cell office:value-type="float" office:value="23" calcext:value-type="float">
            <text:p>23</text:p>
          </table:table-cell>
          <table:table-cell office:value-type="float" office:value="95.88" calcext:value-type="float">
            <text:p>95.88</text:p>
          </table:table-cell>
          <table:table-cell office:value-type="float" office:value="1984.8" calcext:value-type="float">
            <text:p>1984.8</text:p>
          </table:table-cell>
          <table:table-cell table:formula="of:=[.E8]*[.D8]/1000" office:value-type="float" office:value="190.302624" calcext:value-type="float">
            <text:p>190.30</text:p>
          </table:table-cell>
          <table:table-cell table:formula="of:=[.F8]/1000/(([.D8]/1000)^2)" office:value-type="float" office:value="20.7008760951189" calcext:value-type="float">
            <text:p>20.7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I$1]/10*[.A9]" office:value-type="float" office:value="109.6" calcext:value-type="float">
            <text:p>109.6</text:p>
          </table:table-cell>
          <table:table-cell office:value-type="float" office:value="23" calcext:value-type="float">
            <text:p>23</text:p>
          </table:table-cell>
          <table:table-cell office:value-type="float" office:value="109.75" calcext:value-type="float">
            <text:p>109.75</text:p>
          </table:table-cell>
          <table:table-cell office:value-type="float" office:value="2309.1" calcext:value-type="float">
            <text:p>2309.1</text:p>
          </table:table-cell>
          <table:table-cell table:formula="of:=[.E9]*[.D9]/1000" office:value-type="float" office:value="253.423725" calcext:value-type="float">
            <text:p>253.42</text:p>
          </table:table-cell>
          <table:table-cell table:formula="of:=[.F9]/1000/(([.D9]/1000)^2)" office:value-type="float" office:value="21.0396355353075" calcext:value-type="float">
            <text:p>21.04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I$1]/10*[.A10]" office:value-type="float" office:value="123.3" calcext:value-type="float">
            <text:p>123.3</text:p>
          </table:table-cell>
          <table:table-cell office:value-type="float" office:value="23" calcext:value-type="float">
            <text:p>23</text:p>
          </table:table-cell>
          <table:table-cell office:value-type="float" office:value="123.46" calcext:value-type="float">
            <text:p>123.46</text:p>
          </table:table-cell>
          <table:table-cell office:value-type="float" office:value="2646.5" calcext:value-type="float">
            <text:p>2646.5</text:p>
          </table:table-cell>
          <table:table-cell table:formula="of:=[.E10]*[.D10]/1000" office:value-type="float" office:value="326.73689" calcext:value-type="float">
            <text:p>326.74</text:p>
          </table:table-cell>
          <table:table-cell table:formula="of:=[.F10]/1000/(([.D10]/1000)^2)" office:value-type="float" office:value="21.4360926615908" calcext:value-type="float">
            <text:p>21.44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I$1]/10*[.A11]"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136.02" calcext:value-type="float">
            <text:p>136.02</text:p>
          </table:table-cell>
          <table:table-cell office:value-type="float" office:value="2968.2" calcext:value-type="float">
            <text:p>2968.2</text:p>
          </table:table-cell>
          <table:table-cell table:formula="of:=[.E11]*[.D11]/1000" office:value-type="float" office:value="403.734564" calcext:value-type="float">
            <text:p>403.73</text:p>
          </table:table-cell>
          <table:table-cell table:formula="of:=[.F11]/1000/(([.D11]/1000)^2)" office:value-type="float" office:value="21.821790913101" calcext:value-type="float">
            <text:p>21.8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Iset, мА</text:p>
          </table:table-cell>
          <table:table-cell table:style-name="ce1" office:value-type="string" calcext:value-type="string">
            <text:p>T, C</text:p>
          </table:table-cell>
          <table:table-cell table:style-name="ce2" office:value-type="string" calcext:value-type="string">
            <text:p>I, мА</text:p>
          </table:table-cell>
          <table:table-cell table:style-name="ce4" office:value-type="string" calcext:value-type="string">
            <text:p>U, мВ</text:p>
          </table:table-cell>
          <table:table-cell table:style-name="ce2" office:value-type="string" calcext:value-type="string">
            <text:p>Q, мВт</text:p>
          </table:table-cell>
          <table:table-cell table:style-name="ce2" office:value-type="string" calcext:value-type="string">
            <text:p>Rн, Ом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I$1]/10*[.A13]" office:value-type="float" office:value="13.7" calcext:value-type="float">
            <text:p>13.7</text:p>
          </table:table-cell>
          <table:table-cell office:value-type="float" office:value="33" calcext:value-type="float">
            <text:p>33</text:p>
          </table:table-cell>
          <table:table-cell office:value-type="float" office:value="13.7" calcext:value-type="float">
            <text:p>13.70</text:p>
          </table:table-cell>
          <table:table-cell office:value-type="float" office:value="281.1" calcext:value-type="float">
            <text:p>281.1</text:p>
          </table:table-cell>
          <table:table-cell table:formula="of:=[.E13]*[.D13]/1000" office:value-type="float" office:value="3.85107" calcext:value-type="float">
            <text:p>3.85</text:p>
          </table:table-cell>
          <table:table-cell table:formula="of:=[.F13]/1000/(([.D13]/1000)^2)" office:value-type="float" office:value="20.5182481751825" calcext:value-type="float">
            <text:p>20.52</text:p>
          </table:table-cell>
          <table:table-cell table:number-matrix-columns-spanned="2" table:number-matrix-rows-spanned="5" table:formula="of:=LINEST([.G13:.G22];[.F13:.F22];1;1)" office:value-type="float" office:value="0.00532385970381575" calcext:value-type="float">
            <text:p>0.005</text:p>
          </table:table-cell>
          <table:table-cell office:value-type="float" office:value="20.513029276944" calcext:value-type="float">
            <text:p>20.51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I$1]/10*[.A14]" office:value-type="float" office:value="27.4" calcext:value-type="float">
            <text:p>27.4</text:p>
          </table:table-cell>
          <table:table-cell office:value-type="float" office:value="33" calcext:value-type="float">
            <text:p>33</text:p>
          </table:table-cell>
          <table:table-cell office:value-type="float" office:value="27.41" calcext:value-type="float">
            <text:p>27.41</text:p>
          </table:table-cell>
          <table:table-cell office:value-type="float" office:value="564.38" calcext:value-type="float">
            <text:p>564.4</text:p>
          </table:table-cell>
          <table:table-cell table:formula="of:=[.E14]*[.D14]/1000" office:value-type="float" office:value="15.4696558" calcext:value-type="float">
            <text:p>15.47</text:p>
          </table:table-cell>
          <table:table-cell table:formula="of:=[.F14]/1000/(([.D14]/1000)^2)" office:value-type="float" office:value="20.5902955125866" calcext:value-type="float">
            <text:p>20.59</text:p>
          </table:table-cell>
          <table:table-cell office:value-type="float" office:value="0.0000294348382668423" calcext:value-type="float">
            <text:p>0.000</text:p>
          </table:table-cell>
          <table:table-cell office:value-type="float" office:value="0.00599157242820593" calcext:value-type="float">
            <text:p>0.00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I$1]/10*[.A15]" office:value-type="float" office:value="41.1" calcext:value-type="float">
            <text:p>41.1</text:p>
          </table:table-cell>
          <table:table-cell office:value-type="float" office:value="33" calcext:value-type="float">
            <text:p>33</text:p>
          </table:table-cell>
          <table:table-cell office:value-type="float" office:value="41.14" calcext:value-type="float">
            <text:p>41.14</text:p>
          </table:table-cell>
          <table:table-cell office:value-type="float" office:value="851.35" calcext:value-type="float">
            <text:p>851.4</text:p>
          </table:table-cell>
          <table:table-cell table:formula="of:=[.E15]*[.D15]/1000" office:value-type="float" office:value="35.024539" calcext:value-type="float">
            <text:p>35.02</text:p>
          </table:table-cell>
          <table:table-cell table:formula="of:=[.F15]/1000/(([.D15]/1000)^2)" office:value-type="float" office:value="20.6939718035975" calcext:value-type="float">
            <text:p>20.69</text:p>
          </table:table-cell>
          <table:table-cell office:value-type="float" office:value="0.999755514054529" calcext:value-type="float">
            <text:p>1.000</text:p>
          </table:table-cell>
          <table:table-cell office:value-type="float" office:value="0.0122253386281869" calcext:value-type="float">
            <text:p>0.01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I$1]/10*[.A16]" office:value-type="float" office:value="54.8" calcext:value-type="float">
            <text:p>54.8</text:p>
          </table:table-cell>
          <table:table-cell office:value-type="float" office:value="33" calcext:value-type="float">
            <text:p>33</text:p>
          </table:table-cell>
          <table:table-cell office:value-type="float" office:value="54.88" calcext:value-type="float">
            <text:p>54.88</text:p>
          </table:table-cell>
          <table:table-cell office:value-type="float" office:value="1144.1" calcext:value-type="float">
            <text:p>1144.1</text:p>
          </table:table-cell>
          <table:table-cell table:formula="of:=[.E16]*[.D16]/1000" office:value-type="float" office:value="62.788208" calcext:value-type="float">
            <text:p>62.79</text:p>
          </table:table-cell>
          <table:table-cell table:formula="of:=[.F16]/1000/(([.D16]/1000)^2)" office:value-type="float" office:value="20.8473032069971" calcext:value-type="float">
            <text:p>20.85</text:p>
          </table:table-cell>
          <table:table-cell office:value-type="float" office:value="32713.7173346042" calcext:value-type="float">
            <text:p>32713.717</text:p>
          </table:table-cell>
          <table:table-cell office:value-type="float" office:value="8" calcext:value-type="float">
            <text:p>8.00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I$1]/10*[.A17]" office:value-type="float" office:value="68.5" calcext:value-type="float">
            <text:p>68.5</text:p>
          </table:table-cell>
          <table:table-cell office:value-type="float" office:value="33" calcext:value-type="float">
            <text:p>33</text:p>
          </table:table-cell>
          <table:table-cell office:value-type="float" office:value="68.54" calcext:value-type="float">
            <text:p>68.54</text:p>
          </table:table-cell>
          <table:table-cell office:value-type="float" office:value="1442.5" calcext:value-type="float">
            <text:p>1442.5</text:p>
          </table:table-cell>
          <table:table-cell table:formula="of:=[.E17]*[.D17]/1000" office:value-type="float" office:value="98.86895" calcext:value-type="float">
            <text:p>98.87</text:p>
          </table:table-cell>
          <table:table-cell table:formula="of:=[.F17]/1000/(([.D17]/1000)^2)" office:value-type="float" office:value="21.0461044645463" calcext:value-type="float">
            <text:p>21.05</text:p>
          </table:table-cell>
          <table:table-cell office:value-type="float" office:value="4.88935635736815" calcext:value-type="float">
            <text:p>4.889</text:p>
          </table:table-cell>
          <table:table-cell office:value-type="float" office:value="0.00119567123659071" calcext:value-type="float">
            <text:p>0.00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I$1]/10*[.A18]" office:value-type="float" office:value="82.2" calcext:value-type="float">
            <text:p>82.2</text:p>
          </table:table-cell>
          <table:table-cell office:value-type="float" office:value="33" calcext:value-type="float">
            <text:p>33</text:p>
          </table:table-cell>
          <table:table-cell office:value-type="float" office:value="82.33" calcext:value-type="float">
            <text:p>82.33</text:p>
          </table:table-cell>
          <table:table-cell office:value-type="float" office:value="1753.5" calcext:value-type="float">
            <text:p>1753.5</text:p>
          </table:table-cell>
          <table:table-cell table:formula="of:=[.E18]*[.D18]/1000" office:value-type="float" office:value="144.365655" calcext:value-type="float">
            <text:p>144.37</text:p>
          </table:table-cell>
          <table:table-cell table:formula="of:=[.F18]/1000/(([.D18]/1000)^2)" office:value-type="float" office:value="21.2984331349447" calcext:value-type="float">
            <text:p>21.3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I$1]/10*[.A19]" office:value-type="float" office:value="95.9" calcext:value-type="float">
            <text:p>95.9</text:p>
          </table:table-cell>
          <table:table-cell office:value-type="float" office:value="33" calcext:value-type="float">
            <text:p>33</text:p>
          </table:table-cell>
          <table:table-cell office:value-type="float" office:value="95.96" calcext:value-type="float">
            <text:p>95.96</text:p>
          </table:table-cell>
          <table:table-cell office:value-type="float" office:value="2071.4" calcext:value-type="float">
            <text:p>2071.4</text:p>
          </table:table-cell>
          <table:table-cell table:formula="of:=[.E19]*[.D19]/1000" office:value-type="float" office:value="198.771544" calcext:value-type="float">
            <text:p>198.77</text:p>
          </table:table-cell>
          <table:table-cell table:formula="of:=[.F19]/1000/(([.D19]/1000)^2)" office:value-type="float" office:value="21.5860775323051" calcext:value-type="float">
            <text:p>21.59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I$1]/10*[.A20]" office:value-type="float" office:value="109.6" calcext:value-type="float">
            <text:p>109.6</text:p>
          </table:table-cell>
          <table:table-cell office:value-type="float" office:value="33" calcext:value-type="float">
            <text:p>33</text:p>
          </table:table-cell>
          <table:table-cell office:value-type="float" office:value="109.8" calcext:value-type="float">
            <text:p>109.80</text:p>
          </table:table-cell>
          <table:table-cell office:value-type="float" office:value="2407.8" calcext:value-type="float">
            <text:p>2407.8</text:p>
          </table:table-cell>
          <table:table-cell table:formula="of:=[.E20]*[.D20]/1000" office:value-type="float" office:value="264.37644" calcext:value-type="float">
            <text:p>264.38</text:p>
          </table:table-cell>
          <table:table-cell table:formula="of:=[.F20]/1000/(([.D20]/1000)^2)" office:value-type="float" office:value="21.9289617486339" calcext:value-type="float">
            <text:p>21.93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I$1]/10*[.A21]" office:value-type="float" office:value="123.3" calcext:value-type="float">
            <text:p>123.3</text:p>
          </table:table-cell>
          <table:table-cell office:value-type="float" office:value="33" calcext:value-type="float">
            <text:p>33</text:p>
          </table:table-cell>
          <table:table-cell office:value-type="float" office:value="123.51" calcext:value-type="float">
            <text:p>123.51</text:p>
          </table:table-cell>
          <table:table-cell office:value-type="float" office:value="2756.9" calcext:value-type="float">
            <text:p>2756.9</text:p>
          </table:table-cell>
          <table:table-cell table:formula="of:=[.E21]*[.D21]/1000" office:value-type="float" office:value="340.504719" calcext:value-type="float">
            <text:p>340.50</text:p>
          </table:table-cell>
          <table:table-cell table:formula="of:=[.F21]/1000/(([.D21]/1000)^2)" office:value-type="float" office:value="22.3212695328313" calcext:value-type="float">
            <text:p>22.32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I$1]/10*[.A22]" office:value-type="float" office:value="137" calcext:value-type="float">
            <text:p>137</text:p>
          </table:table-cell>
          <table:table-cell office:value-type="float" office:value="33" calcext:value-type="float">
            <text:p>33</text:p>
          </table:table-cell>
          <table:table-cell office:value-type="float" office:value="131.61" calcext:value-type="float">
            <text:p>131.61</text:p>
          </table:table-cell>
          <table:table-cell office:value-type="float" office:value="2971.6" calcext:value-type="float">
            <text:p>2971.6</text:p>
          </table:table-cell>
          <table:table-cell table:formula="of:=[.E22]*[.D22]/1000" office:value-type="float" office:value="391.092276" calcext:value-type="float">
            <text:p>391.09</text:p>
          </table:table-cell>
          <table:table-cell table:formula="of:=[.F22]/1000/(([.D22]/1000)^2)" office:value-type="float" office:value="22.5788313957906" calcext:value-type="float">
            <text:p>22.5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Iset, мА</text:p>
          </table:table-cell>
          <table:table-cell table:style-name="ce1" office:value-type="string" calcext:value-type="string">
            <text:p>T, C</text:p>
          </table:table-cell>
          <table:table-cell table:style-name="ce2" office:value-type="string" calcext:value-type="string">
            <text:p>I, мА</text:p>
          </table:table-cell>
          <table:table-cell table:style-name="ce4" office:value-type="string" calcext:value-type="string">
            <text:p>U, мВ</text:p>
          </table:table-cell>
          <table:table-cell table:style-name="ce2" office:value-type="string" calcext:value-type="string">
            <text:p>Q, мВт</text:p>
          </table:table-cell>
          <table:table-cell table:style-name="ce2" office:value-type="string" calcext:value-type="string">
            <text:p>Rн, Ом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I$1]/10*[.A24]" office:value-type="float" office:value="13.7" calcext:value-type="float">
            <text:p>13.7</text:p>
          </table:table-cell>
          <table:table-cell office:value-type="float" office:value="43" calcext:value-type="float">
            <text:p>43</text:p>
          </table:table-cell>
          <table:table-cell office:value-type="float" office:value="13.705" calcext:value-type="float">
            <text:p>13.71</text:p>
          </table:table-cell>
          <table:table-cell office:value-type="float" office:value="283" calcext:value-type="float">
            <text:p>283.0</text:p>
          </table:table-cell>
          <table:table-cell table:formula="of:=[.E24]*[.D24]/1000" office:value-type="float" office:value="3.878515" calcext:value-type="float">
            <text:p>3.88</text:p>
          </table:table-cell>
          <table:table-cell table:formula="of:=[.F24]/1000/(([.D24]/1000)^2)" office:value-type="float" office:value="20.6493980299161" calcext:value-type="float">
            <text:p>20.65</text:p>
          </table:table-cell>
          <table:table-cell table:number-matrix-columns-spanned="2" table:number-matrix-rows-spanned="5" table:formula="of:=LINEST([.G24:.G33];[.F24:.F33];1;1)" office:value-type="float" office:value="0.00524863453622952" calcext:value-type="float">
            <text:p>0.005</text:p>
          </table:table-cell>
          <table:table-cell office:value-type="float" office:value="20.6464868849118" calcext:value-type="float">
            <text:p>20.64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I$1]/10*[.A25]" office:value-type="float" office:value="27.4" calcext:value-type="float">
            <text:p>27.4</text:p>
          </table:table-cell>
          <table:table-cell office:value-type="float" office:value="43" calcext:value-type="float">
            <text:p>43</text:p>
          </table:table-cell>
          <table:table-cell office:value-type="float" office:value="27.412" calcext:value-type="float">
            <text:p>27.41</text:p>
          </table:table-cell>
          <table:table-cell office:value-type="float" office:value="567.97" calcext:value-type="float">
            <text:p>568.0</text:p>
          </table:table-cell>
          <table:table-cell table:formula="of:=[.E25]*[.D25]/1000" office:value-type="float" office:value="15.56919364" calcext:value-type="float">
            <text:p>15.57</text:p>
          </table:table-cell>
          <table:table-cell table:formula="of:=[.F25]/1000/(([.D25]/1000)^2)" office:value-type="float" office:value="20.7197577703196" calcext:value-type="float">
            <text:p>20.72</text:p>
          </table:table-cell>
          <table:table-cell office:value-type="float" office:value="0.0000282537158528402" calcext:value-type="float">
            <text:p>0.000</text:p>
          </table:table-cell>
          <table:table-cell office:value-type="float" office:value="0.00575857079984257" calcext:value-type="float">
            <text:p>0.00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I$1]/10*[.A26]" office:value-type="float" office:value="41.1" calcext:value-type="float">
            <text:p>41.1</text:p>
          </table:table-cell>
          <table:table-cell office:value-type="float" office:value="43" calcext:value-type="float">
            <text:p>43</text:p>
          </table:table-cell>
          <table:table-cell office:value-type="float" office:value="41.12" calcext:value-type="float">
            <text:p>41.12</text:p>
          </table:table-cell>
          <table:table-cell office:value-type="float" office:value="856.55" calcext:value-type="float">
            <text:p>856.6</text:p>
          </table:table-cell>
          <table:table-cell table:formula="of:=[.E26]*[.D26]/1000" office:value-type="float" office:value="35.221336" calcext:value-type="float">
            <text:p>35.22</text:p>
          </table:table-cell>
          <table:table-cell table:formula="of:=[.F26]/1000/(([.D26]/1000)^2)" office:value-type="float" office:value="20.8304961089494" calcext:value-type="float">
            <text:p>20.83</text:p>
          </table:table-cell>
          <table:table-cell office:value-type="float" office:value="0.999768235027623" calcext:value-type="float">
            <text:p>1.000</text:p>
          </table:table-cell>
          <table:table-cell office:value-type="float" office:value="0.0117323125240525" calcext:value-type="float">
            <text:p>0.01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I$1]/10*[.A27]" office:value-type="float" office:value="54.8" calcext:value-type="float">
            <text:p>54.8</text:p>
          </table:table-cell>
          <table:table-cell office:value-type="float" office:value="43" calcext:value-type="float">
            <text:p>43</text:p>
          </table:table-cell>
          <table:table-cell office:value-type="float" office:value="54.842" calcext:value-type="float">
            <text:p>54.84</text:p>
          </table:table-cell>
          <table:table-cell office:value-type="float" office:value="1150.7" calcext:value-type="float">
            <text:p>1150.7</text:p>
          </table:table-cell>
          <table:table-cell table:formula="of:=[.E27]*[.D27]/1000" office:value-type="float" office:value="63.1066894" calcext:value-type="float">
            <text:p>63.11</text:p>
          </table:table-cell>
          <table:table-cell table:formula="of:=[.F27]/1000/(([.D27]/1000)^2)" office:value-type="float" office:value="20.9820940155355" calcext:value-type="float">
            <text:p>20.98</text:p>
          </table:table-cell>
          <table:table-cell office:value-type="float" office:value="34509.7268073065" calcext:value-type="float">
            <text:p>34509.727</text:p>
          </table:table-cell>
          <table:table-cell office:value-type="float" office:value="8" calcext:value-type="float">
            <text:p>8.00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I$1]/10*[.A28]" office:value-type="float" office:value="68.5" calcext:value-type="float">
            <text:p>68.5</text:p>
          </table:table-cell>
          <table:table-cell office:value-type="float" office:value="43" calcext:value-type="float">
            <text:p>43</text:p>
          </table:table-cell>
          <table:table-cell office:value-type="float" office:value="68.492" calcext:value-type="float">
            <text:p>68.49</text:p>
          </table:table-cell>
          <table:table-cell office:value-type="float" office:value="1450.4" calcext:value-type="float">
            <text:p>1450.4</text:p>
          </table:table-cell>
          <table:table-cell table:formula="of:=[.E28]*[.D28]/1000" office:value-type="float" office:value="99.3407968" calcext:value-type="float">
            <text:p>99.34</text:p>
          </table:table-cell>
          <table:table-cell table:formula="of:=[.F28]/1000/(([.D28]/1000)^2)" office:value-type="float" office:value="21.1761957600888" calcext:value-type="float">
            <text:p>21.18</text:p>
          </table:table-cell>
          <table:table-cell office:value-type="float" office:value="4.75016578946431" calcext:value-type="float">
            <text:p>4.750</text:p>
          </table:table-cell>
          <table:table-cell office:value-type="float" office:value="0.00110117725729631" calcext:value-type="float">
            <text:p>0.00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I$1]/10*[.A29]" office:value-type="float" office:value="82.2" calcext:value-type="float">
            <text:p>82.2</text:p>
          </table:table-cell>
          <table:table-cell office:value-type="float" office:value="43" calcext:value-type="float">
            <text:p>43</text:p>
          </table:table-cell>
          <table:table-cell office:value-type="float" office:value="82.28" calcext:value-type="float">
            <text:p>82.28</text:p>
          </table:table-cell>
          <table:table-cell office:value-type="float" office:value="1762.6" calcext:value-type="float">
            <text:p>1762.6</text:p>
          </table:table-cell>
          <table:table-cell table:formula="of:=[.E29]*[.D29]/1000" office:value-type="float" office:value="145.026728" calcext:value-type="float">
            <text:p>145.03</text:p>
          </table:table-cell>
          <table:table-cell table:formula="of:=[.F29]/1000/(([.D29]/1000)^2)" office:value-type="float" office:value="21.421973748177" calcext:value-type="float">
            <text:p>21.42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I$1]/10*[.A30]" office:value-type="float" office:value="95.9" calcext:value-type="float">
            <text:p>95.9</text:p>
          </table:table-cell>
          <table:table-cell office:value-type="float" office:value="43" calcext:value-type="float">
            <text:p>43</text:p>
          </table:table-cell>
          <table:table-cell office:value-type="float" office:value="95.91" calcext:value-type="float">
            <text:p>95.91</text:p>
          </table:table-cell>
          <table:table-cell office:value-type="float" office:value="2081.7" calcext:value-type="float">
            <text:p>2081.7</text:p>
          </table:table-cell>
          <table:table-cell table:formula="of:=[.E30]*[.D30]/1000" office:value-type="float" office:value="199.655847" calcext:value-type="float">
            <text:p>199.66</text:p>
          </table:table-cell>
          <table:table-cell table:formula="of:=[.F30]/1000/(([.D30]/1000)^2)" office:value-type="float" office:value="21.7047231779794" calcext:value-type="float">
            <text:p>21.7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I$1]/10*[.A31]" office:value-type="float" office:value="109.6" calcext:value-type="float">
            <text:p>109.6</text:p>
          </table:table-cell>
          <table:table-cell office:value-type="float" office:value="43" calcext:value-type="float">
            <text:p>43</text:p>
          </table:table-cell>
          <table:table-cell office:value-type="float" office:value="109.73" calcext:value-type="float">
            <text:p>109.73</text:p>
          </table:table-cell>
          <table:table-cell office:value-type="float" office:value="2419.4" calcext:value-type="float">
            <text:p>2419.4</text:p>
          </table:table-cell>
          <table:table-cell table:formula="of:=[.E31]*[.D31]/1000" office:value-type="float" office:value="265.480762" calcext:value-type="float">
            <text:p>265.48</text:p>
          </table:table-cell>
          <table:table-cell table:formula="of:=[.F31]/1000/(([.D31]/1000)^2)" office:value-type="float" office:value="22.0486649047662" calcext:value-type="float">
            <text:p>22.05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I$1]/10*[.A32]" office:value-type="float" office:value="123.3" calcext:value-type="float">
            <text:p>123.3</text:p>
          </table:table-cell>
          <table:table-cell office:value-type="float" office:value="43" calcext:value-type="float">
            <text:p>43</text:p>
          </table:table-cell>
          <table:table-cell office:value-type="float" office:value="123.44" calcext:value-type="float">
            <text:p>123.44</text:p>
          </table:table-cell>
          <table:table-cell office:value-type="float" office:value="2769.6" calcext:value-type="float">
            <text:p>2769.6</text:p>
          </table:table-cell>
          <table:table-cell table:formula="of:=[.E32]*[.D32]/1000" office:value-type="float" office:value="341.879424" calcext:value-type="float">
            <text:p>341.88</text:p>
          </table:table-cell>
          <table:table-cell table:formula="of:=[.F32]/1000/(([.D32]/1000)^2)" office:value-type="float" office:value="22.4368114063513" calcext:value-type="float">
            <text:p>22.44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I$1]/10*[.A33]"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131.08" calcext:value-type="float">
            <text:p>131.08</text:p>
          </table:table-cell>
          <table:table-cell office:value-type="float" office:value="2972.4" calcext:value-type="float">
            <text:p>2972.4</text:p>
          </table:table-cell>
          <table:table-cell table:formula="of:=[.E33]*[.D33]/1000" office:value-type="float" office:value="389.622192" calcext:value-type="float">
            <text:p>389.62</text:p>
          </table:table-cell>
          <table:table-cell table:formula="of:=[.F33]/1000/(([.D33]/1000)^2)" office:value-type="float" office:value="22.6762282575526" calcext:value-type="float">
            <text:p>22.6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Iset, мА</text:p>
          </table:table-cell>
          <table:table-cell table:style-name="ce1" office:value-type="string" calcext:value-type="string">
            <text:p>T, C</text:p>
          </table:table-cell>
          <table:table-cell table:style-name="ce2" office:value-type="string" calcext:value-type="string">
            <text:p>I, мА</text:p>
          </table:table-cell>
          <table:table-cell table:style-name="ce4" office:value-type="string" calcext:value-type="string">
            <text:p>U, мВ</text:p>
          </table:table-cell>
          <table:table-cell table:style-name="ce2" office:value-type="string" calcext:value-type="string">
            <text:p>Q, мВт</text:p>
          </table:table-cell>
          <table:table-cell table:style-name="ce2" office:value-type="string" calcext:value-type="string">
            <text:p>Rн, Ом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I$1]/10*[.A35]" office:value-type="float" office:value="13.7" calcext:value-type="float">
            <text:p>13.7</text:p>
          </table:table-cell>
          <table:table-cell office:value-type="float" office:value="53" calcext:value-type="float">
            <text:p>53</text:p>
          </table:table-cell>
          <table:table-cell office:value-type="float" office:value="13.703" calcext:value-type="float">
            <text:p>13.70</text:p>
          </table:table-cell>
          <table:table-cell office:value-type="float" office:value="283" calcext:value-type="float">
            <text:p>283.0</text:p>
          </table:table-cell>
          <table:table-cell table:formula="of:=[.E35]*[.D35]/1000" office:value-type="float" office:value="3.877949" calcext:value-type="float">
            <text:p>3.88</text:p>
          </table:table-cell>
          <table:table-cell table:formula="of:=[.F35]/1000/(([.D35]/1000)^2)" office:value-type="float" office:value="20.6524118806101" calcext:value-type="float">
            <text:p>20.65</text:p>
          </table:table-cell>
          <table:table-cell table:number-matrix-columns-spanned="2" table:number-matrix-rows-spanned="5" table:formula="of:=LINEST([.G35:.G44];[.F35:.F44];1;1)" office:value-type="float" office:value="0.00525531455851819" calcext:value-type="float">
            <text:p>0.005</text:p>
          </table:table-cell>
          <table:table-cell office:value-type="float" office:value="20.6799129955364" calcext:value-type="float">
            <text:p>20.68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I$1]/10*[.A36]" office:value-type="float" office:value="27.4" calcext:value-type="float">
            <text:p>27.4</text:p>
          </table:table-cell>
          <table:table-cell office:value-type="float" office:value="53" calcext:value-type="float">
            <text:p>53</text:p>
          </table:table-cell>
          <table:table-cell office:value-type="float" office:value="27.41" calcext:value-type="float">
            <text:p>27.41</text:p>
          </table:table-cell>
          <table:table-cell office:value-type="float" office:value="569.24" calcext:value-type="float">
            <text:p>569.2</text:p>
          </table:table-cell>
          <table:table-cell table:formula="of:=[.E36]*[.D36]/1000" office:value-type="float" office:value="15.6028684" calcext:value-type="float">
            <text:p>15.60</text:p>
          </table:table-cell>
          <table:table-cell table:formula="of:=[.F36]/1000/(([.D36]/1000)^2)" office:value-type="float" office:value="20.767603064575" calcext:value-type="float">
            <text:p>20.77</text:p>
          </table:table-cell>
          <table:table-cell office:value-type="float" office:value="0.0000499980718177287" calcext:value-type="float">
            <text:p>0.000</text:p>
          </table:table-cell>
          <table:table-cell office:value-type="float" office:value="0.0101778907346454" calcext:value-type="float">
            <text:p>0.01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I$1]/10*[.A37]" office:value-type="float" office:value="41.1" calcext:value-type="float">
            <text:p>41.1</text:p>
          </table:table-cell>
          <table:table-cell office:value-type="float" office:value="53" calcext:value-type="float">
            <text:p>53</text:p>
          </table:table-cell>
          <table:table-cell office:value-type="float" office:value="41.122" calcext:value-type="float">
            <text:p>41.12</text:p>
          </table:table-cell>
          <table:table-cell office:value-type="float" office:value="858.3" calcext:value-type="float">
            <text:p>858.3</text:p>
          </table:table-cell>
          <table:table-cell table:formula="of:=[.E37]*[.D37]/1000" office:value-type="float" office:value="35.2950126" calcext:value-type="float">
            <text:p>35.30</text:p>
          </table:table-cell>
          <table:table-cell table:formula="of:=[.F37]/1000/(([.D37]/1000)^2)" office:value-type="float" office:value="20.8720392976995" calcext:value-type="float">
            <text:p>20.87</text:p>
          </table:table-cell>
          <table:table-cell office:value-type="float" office:value="0.999276423076299" calcext:value-type="float">
            <text:p>0.999</text:p>
          </table:table-cell>
          <table:table-cell office:value-type="float" office:value="0.0207121206284968" calcext:value-type="float">
            <text:p>0.02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I$1]/10*[.A38]" office:value-type="float" office:value="54.8" calcext:value-type="float">
            <text:p>54.8</text:p>
          </table:table-cell>
          <table:table-cell office:value-type="float" office:value="53" calcext:value-type="float">
            <text:p>53</text:p>
          </table:table-cell>
          <table:table-cell office:value-type="float" office:value="54.85" calcext:value-type="float">
            <text:p>54.85</text:p>
          </table:table-cell>
          <table:table-cell office:value-type="float" office:value="1153.12" calcext:value-type="float">
            <text:p>1153.1</text:p>
          </table:table-cell>
          <table:table-cell table:formula="of:=[.E38]*[.D38]/1000" office:value-type="float" office:value="63.248632" calcext:value-type="float">
            <text:p>63.25</text:p>
          </table:table-cell>
          <table:table-cell table:formula="of:=[.F38]/1000/(([.D38]/1000)^2)" office:value-type="float" office:value="21.0231540565178" calcext:value-type="float">
            <text:p>21.02</text:p>
          </table:table-cell>
          <table:table-cell office:value-type="float" office:value="11048.1845437016" calcext:value-type="float">
            <text:p>11048.185</text:p>
          </table:table-cell>
          <table:table-cell office:value-type="float" office:value="8" calcext:value-type="float">
            <text:p>8.00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I$1]/10*[.A39]" office:value-type="float" office:value="68.5" calcext:value-type="float">
            <text:p>68.5</text:p>
          </table:table-cell>
          <table:table-cell office:value-type="float" office:value="53" calcext:value-type="float">
            <text:p>53</text:p>
          </table:table-cell>
          <table:table-cell office:value-type="float" office:value="68.517" calcext:value-type="float">
            <text:p>68.52</text:p>
          </table:table-cell>
          <table:table-cell office:value-type="float" office:value="1453.7" calcext:value-type="float">
            <text:p>1453.7</text:p>
          </table:table-cell>
          <table:table-cell table:formula="of:=[.E39]*[.D39]/1000" office:value-type="float" office:value="99.6031629" calcext:value-type="float">
            <text:p>99.60</text:p>
          </table:table-cell>
          <table:table-cell table:formula="of:=[.F39]/1000/(([.D39]/1000)^2)" office:value-type="float" office:value="21.2166323686093" calcext:value-type="float">
            <text:p>21.22</text:p>
          </table:table-cell>
          <table:table-cell office:value-type="float" office:value="4.73958213114877" calcext:value-type="float">
            <text:p>4.740</text:p>
          </table:table-cell>
          <table:table-cell office:value-type="float" office:value="0.00343193552743522" calcext:value-type="float">
            <text:p>0.00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I$1]/10*[.A40]" office:value-type="float" office:value="82.2" calcext:value-type="float">
            <text:p>82.2</text:p>
          </table:table-cell>
          <table:table-cell office:value-type="float" office:value="53" calcext:value-type="float">
            <text:p>53</text:p>
          </table:table-cell>
          <table:table-cell office:value-type="float" office:value="82.313" calcext:value-type="float">
            <text:p>82.31</text:p>
          </table:table-cell>
          <table:table-cell office:value-type="float" office:value="1766.3" calcext:value-type="float">
            <text:p>1766.3</text:p>
          </table:table-cell>
          <table:table-cell table:formula="of:=[.E40]*[.D40]/1000" office:value-type="float" office:value="145.3894519" calcext:value-type="float">
            <text:p>145.39</text:p>
          </table:table-cell>
          <table:table-cell table:formula="of:=[.F40]/1000/(([.D40]/1000)^2)" office:value-type="float" office:value="21.4583358643228" calcext:value-type="float">
            <text:p>21.4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I$1]/10*[.A41]" office:value-type="float" office:value="95.9" calcext:value-type="float">
            <text:p>95.9</text:p>
          </table:table-cell>
          <table:table-cell office:value-type="float" office:value="53" calcext:value-type="float">
            <text:p>53</text:p>
          </table:table-cell>
          <table:table-cell office:value-type="float" office:value="95.948" calcext:value-type="float">
            <text:p>95.95</text:p>
          </table:table-cell>
          <table:table-cell office:value-type="float" office:value="2086.4" calcext:value-type="float">
            <text:p>2086.4</text:p>
          </table:table-cell>
          <table:table-cell table:formula="of:=[.E41]*[.D41]/1000" office:value-type="float" office:value="200.1859072" calcext:value-type="float">
            <text:p>200.19</text:p>
          </table:table-cell>
          <table:table-cell table:formula="of:=[.F41]/1000/(([.D41]/1000)^2)" office:value-type="float" office:value="21.7451119356318" calcext:value-type="float">
            <text:p>21.7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I$1]/10*[.A42]" office:value-type="float" office:value="109.6" calcext:value-type="float">
            <text:p>109.6</text:p>
          </table:table-cell>
          <table:table-cell office:value-type="float" office:value="53" calcext:value-type="float">
            <text:p>53</text:p>
          </table:table-cell>
          <table:table-cell office:value-type="float" office:value="109.44" calcext:value-type="float">
            <text:p>109.44</text:p>
          </table:table-cell>
          <table:table-cell office:value-type="float" office:value="2416.1" calcext:value-type="float">
            <text:p>2416.1</text:p>
          </table:table-cell>
          <table:table-cell table:formula="of:=[.E42]*[.D42]/1000" office:value-type="float" office:value="264.417984" calcext:value-type="float">
            <text:p>264.42</text:p>
          </table:table-cell>
          <table:table-cell table:formula="of:=[.F42]/1000/(([.D42]/1000)^2)" office:value-type="float" office:value="22.0769371345029" calcext:value-type="float">
            <text:p>22.0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I$1]/10*[.A43]" office:value-type="float" office:value="123.3" calcext:value-type="float">
            <text:p>123.3</text:p>
          </table:table-cell>
          <table:table-cell office:value-type="float" office:value="53" calcext:value-type="float">
            <text:p>53</text:p>
          </table:table-cell>
          <table:table-cell office:value-type="float" office:value="123.505" calcext:value-type="float">
            <text:p>123.51</text:p>
          </table:table-cell>
          <table:table-cell office:value-type="float" office:value="2775.8" calcext:value-type="float">
            <text:p>2775.8</text:p>
          </table:table-cell>
          <table:table-cell table:formula="of:=[.E43]*[.D43]/1000" office:value-type="float" office:value="342.825179" calcext:value-type="float">
            <text:p>342.83</text:p>
          </table:table-cell>
          <table:table-cell table:formula="of:=[.F43]/1000/(([.D43]/1000)^2)" office:value-type="float" office:value="22.4752034330594" calcext:value-type="float">
            <text:p>22.48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I$1]/10*[.A44]" office:value-type="float" office:value="137" calcext:value-type="float">
            <text:p>137</text:p>
          </table:table-cell>
          <table:table-cell office:value-type="float" office:value="53" calcext:value-type="float">
            <text:p>53</text:p>
          </table:table-cell>
          <table:table-cell office:value-type="float" office:value="130.686" calcext:value-type="float">
            <text:p>130.69</text:p>
          </table:table-cell>
          <table:table-cell office:value-type="float" office:value="2966.6" calcext:value-type="float">
            <text:p>2966.6</text:p>
          </table:table-cell>
          <table:table-cell table:formula="of:=[.E44]*[.D44]/1000" office:value-type="float" office:value="387.6930876" calcext:value-type="float">
            <text:p>387.69</text:p>
          </table:table-cell>
          <table:table-cell table:formula="of:=[.F44]/1000/(([.D44]/1000)^2)" office:value-type="float" office:value="22.7002127236276" calcext:value-type="float">
            <text:p>22.7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Iset, мА</text:p>
          </table:table-cell>
          <table:table-cell table:style-name="ce1" office:value-type="string" calcext:value-type="string">
            <text:p>T, C</text:p>
          </table:table-cell>
          <table:table-cell table:style-name="ce2" office:value-type="string" calcext:value-type="string">
            <text:p>I, мА</text:p>
          </table:table-cell>
          <table:table-cell table:style-name="ce4" office:value-type="string" calcext:value-type="string">
            <text:p>U, мВ</text:p>
          </table:table-cell>
          <table:table-cell table:style-name="ce2" office:value-type="string" calcext:value-type="string">
            <text:p>Q, мВт</text:p>
          </table:table-cell>
          <table:table-cell table:style-name="ce2" office:value-type="string" calcext:value-type="string">
            <text:p>Rн, Ом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I$1]/10*[.A46]" office:value-type="float" office:value="13.7" calcext:value-type="float">
            <text:p>13.7</text:p>
          </table:table-cell>
          <table:table-cell office:value-type="float" office:value="63" calcext:value-type="float">
            <text:p>63</text:p>
          </table:table-cell>
          <table:table-cell office:value-type="float" office:value="13.704" calcext:value-type="float">
            <text:p>13.70</text:p>
          </table:table-cell>
          <table:table-cell office:value-type="float" office:value="284.38" calcext:value-type="float">
            <text:p>284.4</text:p>
          </table:table-cell>
          <table:table-cell table:formula="of:=[.E46]*[.D46]/1000" office:value-type="float" office:value="3.89714352" calcext:value-type="float">
            <text:p>3.90</text:p>
          </table:table-cell>
          <table:table-cell table:formula="of:=[.F46]/1000/(([.D46]/1000)^2)" office:value-type="float" office:value="20.7516053706947" calcext:value-type="float">
            <text:p>20.75</text:p>
          </table:table-cell>
          <table:table-cell table:number-matrix-columns-spanned="2" table:number-matrix-rows-spanned="5" table:formula="of:=LINEST([.G46:.G55];[.F46:.F55];1;1)" office:value-type="float" office:value="0.00521369547069949" calcext:value-type="float">
            <text:p>0.005</text:p>
          </table:table-cell>
          <table:table-cell office:value-type="float" office:value="20.741968319741" calcext:value-type="float">
            <text:p>20.74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I$1]/10*[.A47]" office:value-type="float" office:value="27.4" calcext:value-type="float">
            <text:p>27.4</text:p>
          </table:table-cell>
          <table:table-cell office:value-type="float" office:value="63" calcext:value-type="float">
            <text:p>63</text:p>
          </table:table-cell>
          <table:table-cell office:value-type="float" office:value="27.425" calcext:value-type="float">
            <text:p>27.43</text:p>
          </table:table-cell>
          <table:table-cell office:value-type="float" office:value="570.87" calcext:value-type="float">
            <text:p>570.9</text:p>
          </table:table-cell>
          <table:table-cell table:formula="of:=[.E47]*[.D47]/1000" office:value-type="float" office:value="15.65610975" calcext:value-type="float">
            <text:p>15.66</text:p>
          </table:table-cell>
          <table:table-cell table:formula="of:=[.F47]/1000/(([.D47]/1000)^2)" office:value-type="float" office:value="20.8156791248861" calcext:value-type="float">
            <text:p>20.82</text:p>
          </table:table-cell>
          <table:table-cell office:value-type="float" office:value="0.0000216872877569668" calcext:value-type="float">
            <text:p>0.000</text:p>
          </table:table-cell>
          <table:table-cell office:value-type="float" office:value="0.00441573711213251" calcext:value-type="float">
            <text:p>0.00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I$1]/10*[.A48]" office:value-type="float" office:value="41.1" calcext:value-type="float">
            <text:p>41.1</text:p>
          </table:table-cell>
          <table:table-cell office:value-type="float" office:value="63" calcext:value-type="float">
            <text:p>63</text:p>
          </table:table-cell>
          <table:table-cell office:value-type="float" office:value="41.145" calcext:value-type="float">
            <text:p>41.15</text:p>
          </table:table-cell>
          <table:table-cell office:value-type="float" office:value="860.97" calcext:value-type="float">
            <text:p>861.0</text:p>
          </table:table-cell>
          <table:table-cell table:formula="of:=[.E48]*[.D48]/1000" office:value-type="float" office:value="35.42461065" calcext:value-type="float">
            <text:p>35.42</text:p>
          </table:table-cell>
          <table:table-cell table:formula="of:=[.F48]/1000/(([.D48]/1000)^2)" office:value-type="float" office:value="20.9252643091506" calcext:value-type="float">
            <text:p>20.93</text:p>
          </table:table-cell>
          <table:table-cell office:value-type="float" office:value="0.999861595873984" calcext:value-type="float">
            <text:p>1.000</text:p>
          </table:table-cell>
          <table:table-cell office:value-type="float" office:value="0.00897821589692569" calcext:value-type="float">
            <text:p>0.00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I$1]/10*[.A49]" office:value-type="float" office:value="54.8" calcext:value-type="float">
            <text:p>54.8</text:p>
          </table:table-cell>
          <table:table-cell office:value-type="float" office:value="63" calcext:value-type="float">
            <text:p>63</text:p>
          </table:table-cell>
          <table:table-cell office:value-type="float" office:value="54.8" calcext:value-type="float">
            <text:p>54.80</text:p>
          </table:table-cell>
          <table:table-cell office:value-type="float" office:value="1154.88" calcext:value-type="float">
            <text:p>1154.9</text:p>
          </table:table-cell>
          <table:table-cell table:formula="of:=[.E49]*[.D49]/1000" office:value-type="float" office:value="63.287424" calcext:value-type="float">
            <text:p>63.29</text:p>
          </table:table-cell>
          <table:table-cell table:formula="of:=[.F49]/1000/(([.D49]/1000)^2)" office:value-type="float" office:value="21.0744525547445" calcext:value-type="float">
            <text:p>21.07</text:p>
          </table:table-cell>
          <table:table-cell office:value-type="float" office:value="57793.7450075421" calcext:value-type="float">
            <text:p>57793.745</text:p>
          </table:table-cell>
          <table:table-cell office:value-type="float" office:value="8" calcext:value-type="float">
            <text:p>8.00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I$1]/10*[.A50]" office:value-type="float" office:value="68.5" calcext:value-type="float">
            <text:p>68.5</text:p>
          </table:table-cell>
          <table:table-cell office:value-type="float" office:value="63" calcext:value-type="float">
            <text:p>63</text:p>
          </table:table-cell>
          <table:table-cell office:value-type="float" office:value="68.44" calcext:value-type="float">
            <text:p>68.44</text:p>
          </table:table-cell>
          <table:table-cell office:value-type="float" office:value="1455.5" calcext:value-type="float">
            <text:p>1455.5</text:p>
          </table:table-cell>
          <table:table-cell table:formula="of:=[.E50]*[.D50]/1000" office:value-type="float" office:value="99.61442" calcext:value-type="float">
            <text:p>99.61</text:p>
          </table:table-cell>
          <table:table-cell table:formula="of:=[.F50]/1000/(([.D50]/1000)^2)" office:value-type="float" office:value="21.2668030391584" calcext:value-type="float">
            <text:p>21.27</text:p>
          </table:table-cell>
          <table:table-cell office:value-type="float" office:value="4.65865904329841" calcext:value-type="float">
            <text:p>4.659</text:p>
          </table:table-cell>
          <table:table-cell office:value-type="float" office:value="0.000644866885534474" calcext:value-type="float">
            <text:p>0.00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I$1]/10*[.A51]" office:value-type="float" office:value="82.2" calcext:value-type="float">
            <text:p>82.2</text:p>
          </table:table-cell>
          <table:table-cell office:value-type="float" office:value="63" calcext:value-type="float">
            <text:p>63</text:p>
          </table:table-cell>
          <table:table-cell office:value-type="float" office:value="82.195" calcext:value-type="float">
            <text:p>82.20</text:p>
          </table:table-cell>
          <table:table-cell office:value-type="float" office:value="1768" calcext:value-type="float">
            <text:p>1768.0</text:p>
          </table:table-cell>
          <table:table-cell table:formula="of:=[.E51]*[.D51]/1000" office:value-type="float" office:value="145.32076" calcext:value-type="float">
            <text:p>145.32</text:p>
          </table:table-cell>
          <table:table-cell table:formula="of:=[.F51]/1000/(([.D51]/1000)^2)" office:value-type="float" office:value="21.5098241985522" calcext:value-type="float">
            <text:p>21.5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I$1]/10*[.A52]" office:value-type="float" office:value="95.9" calcext:value-type="float">
            <text:p>95.9</text:p>
          </table:table-cell>
          <table:table-cell office:value-type="float" office:value="63" calcext:value-type="float">
            <text:p>63</text:p>
          </table:table-cell>
          <table:table-cell office:value-type="float" office:value="96.07" calcext:value-type="float">
            <text:p>96.07</text:p>
          </table:table-cell>
          <table:table-cell office:value-type="float" office:value="2094.5" calcext:value-type="float">
            <text:p>2094.5</text:p>
          </table:table-cell>
          <table:table-cell table:formula="of:=[.E52]*[.D52]/1000" office:value-type="float" office:value="201.218615" calcext:value-type="float">
            <text:p>201.22</text:p>
          </table:table-cell>
          <table:table-cell table:formula="of:=[.F52]/1000/(([.D52]/1000)^2)" office:value-type="float" office:value="21.8018111793484" calcext:value-type="float">
            <text:p>21.8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I$1]/10*[.A53]" office:value-type="float" office:value="109.6" calcext:value-type="float">
            <text:p>109.6</text:p>
          </table:table-cell>
          <table:table-cell office:value-type="float" office:value="63" calcext:value-type="float">
            <text:p>63</text:p>
          </table:table-cell>
          <table:table-cell office:value-type="float" office:value="109.592" calcext:value-type="float">
            <text:p>109.59</text:p>
          </table:table-cell>
          <table:table-cell office:value-type="float" office:value="2425.8" calcext:value-type="float">
            <text:p>2425.8</text:p>
          </table:table-cell>
          <table:table-cell table:formula="of:=[.E53]*[.D53]/1000" office:value-type="float" office:value="265.8482736" calcext:value-type="float">
            <text:p>265.85</text:p>
          </table:table-cell>
          <table:table-cell table:formula="of:=[.F53]/1000/(([.D53]/1000)^2)" office:value-type="float" office:value="22.1348273596613" calcext:value-type="float">
            <text:p>22.13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I$1]/10*[.A54]" office:value-type="float" office:value="123.3" calcext:value-type="float">
            <text:p>123.3</text:p>
          </table:table-cell>
          <table:table-cell office:value-type="float" office:value="63" calcext:value-type="float">
            <text:p>63</text:p>
          </table:table-cell>
          <table:table-cell office:value-type="float" office:value="123.27" calcext:value-type="float">
            <text:p>123.27</text:p>
          </table:table-cell>
          <table:table-cell office:value-type="float" office:value="2776.4" calcext:value-type="float">
            <text:p>2776.4</text:p>
          </table:table-cell>
          <table:table-cell table:formula="of:=[.E54]*[.D54]/1000" office:value-type="float" office:value="342.246828" calcext:value-type="float">
            <text:p>342.25</text:p>
          </table:table-cell>
          <table:table-cell table:formula="of:=[.F54]/1000/(([.D54]/1000)^2)" office:value-type="float" office:value="22.5229171736838" calcext:value-type="float">
            <text:p>22.52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I$1]/10*[.A55]" office:value-type="float" office:value="137" calcext:value-type="float">
            <text:p>137</text:p>
          </table:table-cell>
          <table:table-cell office:value-type="float" office:value="63" calcext:value-type="float">
            <text:p>63</text:p>
          </table:table-cell>
          <table:table-cell office:value-type="float" office:value="130.422" calcext:value-type="float">
            <text:p>130.42</text:p>
          </table:table-cell>
          <table:table-cell office:value-type="float" office:value="2966.7" calcext:value-type="float">
            <text:p>2966.7</text:p>
          </table:table-cell>
          <table:table-cell table:formula="of:=[.E55]*[.D55]/1000" office:value-type="float" office:value="386.9229474" calcext:value-type="float">
            <text:p>386.92</text:p>
          </table:table-cell>
          <table:table-cell table:formula="of:=[.F55]/1000/(([.D55]/1000)^2)" office:value-type="float" office:value="22.7469291990615" calcext:value-type="float">
            <text:p>22.7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Iset, мА</text:p>
          </table:table-cell>
          <table:table-cell table:style-name="ce1" office:value-type="string" calcext:value-type="string">
            <text:p>T, C</text:p>
          </table:table-cell>
          <table:table-cell table:style-name="ce2" office:value-type="string" calcext:value-type="string">
            <text:p>I, мА</text:p>
          </table:table-cell>
          <table:table-cell table:style-name="ce4" office:value-type="string" calcext:value-type="string">
            <text:p>U, мВ</text:p>
          </table:table-cell>
          <table:table-cell table:style-name="ce2" office:value-type="string" calcext:value-type="string">
            <text:p>Q, мВт</text:p>
          </table:table-cell>
          <table:table-cell table:style-name="ce2" office:value-type="string" calcext:value-type="string">
            <text:p>Rн, Ом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I$1]/10*[.A57]" office:value-type="float" office:value="13.7" calcext:value-type="float">
            <text:p>13.7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table:formula="of:=[.E57]*[.D57]/1000" office:value-type="float" office:value="0" calcext:value-type="float">
            <text:p>0.00</text:p>
          </table:table-cell>
          <table:table-cell table:formula="of:=[.F57]/1000/(([.D57]/1000)^2)" office:value-type="string" office:string-value="" calcext:value-type="error">
            <text:p>#DIV/0!</text:p>
          </table:table-cell>
          <table:table-cell table:number-matrix-columns-spanned="2" table:number-matrix-rows-spanned="5" table:formula="of:=LINEST([.G57:.G66];[.F57:.F66];1;1)" office:value-type="string" office:string-value="" calcext:value-type="error">
            <text:p>#DIV/0!</text:p>
          </table:table-cell>
          <table:table-cell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I$1]/10*[.A58]" office:value-type="float" office:value="27.4" calcext:value-type="float">
            <text:p>27.4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table:formula="of:=[.E58]*[.D58]/1000" office:value-type="float" office:value="0" calcext:value-type="float">
            <text:p>0.00</text:p>
          </table:table-cell>
          <table:table-cell table:formula="of:=[.F58]/1000/(([.D58]/1000)^2)" office:value-type="string" office:string-value="" calcext:value-type="error">
            <text:p>#DIV/0!</text:p>
          </table:table-cell>
          <table:table-cell office:value-type="string" office:string-value="" calcext:value-type="error">
            <text:p>#DIV/0!</text:p>
          </table:table-cell>
          <table:table-cell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I$1]/10*[.A59]" office:value-type="float" office:value="41.1" calcext:value-type="float">
            <text:p>41.1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table:formula="of:=[.E59]*[.D59]/1000" office:value-type="float" office:value="0" calcext:value-type="float">
            <text:p>0.00</text:p>
          </table:table-cell>
          <table:table-cell table:formula="of:=[.F59]/1000/(([.D59]/1000)^2)" office:value-type="string" office:string-value="" calcext:value-type="error">
            <text:p>#DIV/0!</text:p>
          </table:table-cell>
          <table:table-cell office:value-type="string" office:string-value="" calcext:value-type="error">
            <text:p>#DIV/0!</text:p>
          </table:table-cell>
          <table:table-cell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I$1]/10*[.A60]" office:value-type="float" office:value="54.8" calcext:value-type="float">
            <text:p>54.8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table:formula="of:=[.E60]*[.D60]/1000" office:value-type="float" office:value="0" calcext:value-type="float">
            <text:p>0.00</text:p>
          </table:table-cell>
          <table:table-cell table:formula="of:=[.F60]/1000/(([.D60]/1000)^2)" office:value-type="string" office:string-value="" calcext:value-type="error">
            <text:p>#DIV/0!</text:p>
          </table:table-cell>
          <table:table-cell office:value-type="string" office:string-value="" calcext:value-type="error">
            <text:p>#DIV/0!</text:p>
          </table:table-cell>
          <table:table-cell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I$1]/10*[.A61]" office:value-type="float" office:value="68.5" calcext:value-type="float">
            <text:p>68.5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table:formula="of:=[.E61]*[.D61]/1000" office:value-type="float" office:value="0" calcext:value-type="float">
            <text:p>0.00</text:p>
          </table:table-cell>
          <table:table-cell table:formula="of:=[.F61]/1000/(([.D61]/1000)^2)" office:value-type="string" office:string-value="" calcext:value-type="error">
            <text:p>#DIV/0!</text:p>
          </table:table-cell>
          <table:table-cell office:value-type="string" office:string-value="" calcext:value-type="error">
            <text:p>#DIV/0!</text:p>
          </table:table-cell>
          <table:table-cell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I$1]/10*[.A62]" office:value-type="float" office:value="82.2" calcext:value-type="float">
            <text:p>82.2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table:formula="of:=[.E62]*[.D62]/1000" office:value-type="float" office:value="0" calcext:value-type="float">
            <text:p>0.00</text:p>
          </table:table-cell>
          <table:table-cell table:formula="of:=[.F62]/1000/(([.D62]/1000)^2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I$1]/10*[.A63]" office:value-type="float" office:value="95.9" calcext:value-type="float">
            <text:p>95.9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table:formula="of:=[.E63]*[.D63]/1000" office:value-type="float" office:value="0" calcext:value-type="float">
            <text:p>0.00</text:p>
          </table:table-cell>
          <table:table-cell table:formula="of:=[.F63]/1000/(([.D63]/1000)^2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I$1]/10*[.A64]" office:value-type="float" office:value="109.6" calcext:value-type="float">
            <text:p>109.6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2426.9" calcext:value-type="float">
            <text:p>2426.9</text:p>
          </table:table-cell>
          <table:table-cell table:formula="of:=[.E64]*[.D64]/1000" office:value-type="float" office:value="0" calcext:value-type="float">
            <text:p>0.00</text:p>
          </table:table-cell>
          <table:table-cell table:formula="of:=[.F64]/1000/(([.D64]/1000)^2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I$1]/10*[.A65]" office:value-type="float" office:value="123.3" calcext:value-type="float">
            <text:p>123.3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table:formula="of:=[.E65]*[.D65]/1000" office:value-type="float" office:value="0" calcext:value-type="float">
            <text:p>0.00</text:p>
          </table:table-cell>
          <table:table-cell table:formula="of:=[.F65]/1000/(([.D65]/1000)^2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I$1]/10*[.A66]" office:value-type="float" office:value="137" calcext:value-type="float">
            <text:p>137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table:formula="of:=[.E66]*[.D66]/1000" office:value-type="float" office:value="0" calcext:value-type="float">
            <text:p>0.00</text:p>
          </table:table-cell>
          <table:table-cell table:formula="of:=[.F66]/1000/(([.D66]/1000)^2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 table:number-rows-repeated="1048509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3" number:min-decimal-places="3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2">
      <number:number number:decimal-places="15" number:min-decimal-places="15" number:min-integer-digits="1"/>
    </number:number-style>
    <number:number-style style:name="N133">
      <number:number number:decimal-places="14" number:min-decimal-places="14" number:min-integer-digits="1"/>
    </number:number-style>
    <number:number-style style:name="N134">
      <number:number number:decimal-places="13" number:min-decimal-places="13" number:min-integer-digits="1"/>
    </number:number-style>
    <number:number-style style:name="N135">
      <number:number number:decimal-places="12" number:min-decimal-places="12" number:min-integer-digits="1"/>
    </number:number-style>
    <number:number-style style:name="N136">
      <number:number number:decimal-places="11" number:min-decimal-places="11" number:min-integer-digits="1"/>
    </number:number-style>
    <number:number-style style:name="N137">
      <number:number number:decimal-places="10" number:min-decimal-places="10" number:min-integer-digits="1"/>
    </number:number-style>
    <number:number-style style:name="N138">
      <number:number number:decimal-places="9" number:min-decimal-places="9" number:min-integer-digits="1"/>
    </number:number-style>
    <number:number-style style:name="N139">
      <number:number number:decimal-places="8" number:min-decimal-places="8" number:min-integer-digits="1"/>
    </number:number-style>
    <number:number-style style:name="N140">
      <number:number number:decimal-places="7" number:min-decimal-places="7" number:min-integer-digits="1"/>
    </number:number-style>
    <number:number-style style:name="N141">
      <number:number number:decimal-places="6" number:min-decimal-places="6" number:min-integer-digits="1"/>
    </number:number-style>
    <number:number-style style:name="N142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5T09:45:13.291086630</meta:creation-date>
    <dc:date>2024-04-25T12:06:00.333092409</dc:date>
    <meta:editing-duration>PT2H20M28S</meta:editing-duration>
    <meta:editing-cycles>41</meta:editing-cycles>
    <meta:generator>LibreOffice/7.6.6.3$Linux_X86_64 LibreOffice_project/60$Build-3</meta:generator>
    <meta:document-statistic meta:table-count="1" meta:cell-count="507" meta:object-count="5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2">
      <style:chart-properties chart:display-label="true" chart:logarithmic="false" chart:minimum="3" chart:maximum="404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minimum="19.6" chart:maximum="21.9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102cm"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459cm" svg:y="0.315cm" chart:style-name="ch2">
          <text:p>Rн(Q) t = 23C</text:p>
        </chart:title>
        <chart:plot-area chart:style-name="ch3" table:cell-range-address="Sheet1.F1:Sheet1.G11" chart:data-source-has-labels="row" svg:x="0.319cm" svg:y="1.099cm" svg:width="15.323cm" svg:height="7.718cm">
          <chart:coordinate-region svg:x="1.453cm" svg:y="1.099cm" svg:width="13.681cm" svg:height="7.093cm"/>
          <chart:axis chart:dimension="x" chart:name="primary-x" chart:style-name="ch4">
            <chart:title svg:x="7.437cm" svg:y="8.457cm" chart:style-name="ch5">
              <text:p>Q, мВт</text:p>
            </chart:title>
            <chart:grid chart:style-name="ch6" chart:class="major"/>
          </chart:axis>
          <chart:axis chart:dimension="y" chart:name="primary-y" chart:style-name="ch7">
            <chart:title svg:x="0.001cm" svg:y="5.534cm" chart:style-name="ch8">
              <text:p>Rн, Ом</text:p>
            </chart:title>
            <chart:grid chart:style-name="ch6" chart:class="major"/>
          </chart:axis>
          <chart:series chart:style-name="ch9" chart:values-cell-range-address="Sheet1.G2:Sheet1.G11" chart:label-cell-address="Sheet1.G1:Sheet1.G1" chart:class="chart:scatter">
            <chart:domain table:cell-range-address="Sheet1.F2:Sheet1.F11"/>
            <chart:regression-curve chart:style-name="ch10"/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Rн, Ом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695027">
                <text:p>3.695027</text:p>
                <draw:g>
                  <svg:desc>Sheet1.F2:Sheet1.F11</svg:desc>
                </draw:g>
              </table:table-cell>
              <table:table-cell office:value-type="float" office:value="19.6868613138686">
                <text:p>19.6868613138686</text:p>
                <draw:g>
                  <svg:desc>Sheet1.G2:Sheet1.G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.820587">
                <text:p>14.820587</text:p>
              </table:table-cell>
              <table:table-cell office:value-type="float" office:value="19.7263772345859">
                <text:p>19.72637723458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.5504928">
                <text:p>33.5504928</text:p>
              </table:table-cell>
              <table:table-cell office:value-type="float" office:value="19.8230432668935">
                <text:p>19.82304326689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.066274">
                <text:p>60.066274</text:p>
              </table:table-cell>
              <table:table-cell office:value-type="float" office:value="19.987230937614">
                <text:p>19.9872309376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5.0387">
                <text:p>95.0387</text:p>
              </table:table-cell>
              <table:table-cell office:value-type="float" office:value="20.1836199358788">
                <text:p>20.18361993587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7.441612">
                <text:p>137.441612</text:p>
              </table:table-cell>
              <table:table-cell office:value-type="float" office:value="20.4205265724037">
                <text:p>20.42052657240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0.302624">
                <text:p>190.302624</text:p>
              </table:table-cell>
              <table:table-cell office:value-type="float" office:value="20.7008760951189">
                <text:p>20.70087609511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3.423725">
                <text:p>253.423725</text:p>
              </table:table-cell>
              <table:table-cell office:value-type="float" office:value="21.0396355353075">
                <text:p>21.03963553530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6.73689">
                <text:p>326.73689</text:p>
              </table:table-cell>
              <table:table-cell office:value-type="float" office:value="21.4360926615908">
                <text:p>21.43609266159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3.734564">
                <text:p>403.734564</text:p>
              </table:table-cell>
              <table:table-cell office:value-type="float" office:value="21.821790913101">
                <text:p>21.8217909131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6.3$Linux_X86_64 LibreOffice_project/60$Build-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minimum="3" chart:maximum="40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minimum="20.5" chart:maximum="22.7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102cm"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459cm" svg:y="0.315cm" chart:style-name="ch2">
          <text:p>Rн(Q) t = 33C</text:p>
        </chart:title>
        <chart:plot-area chart:style-name="ch3" table:cell-range-address="Sheet1.F12:Sheet1.G22" chart:data-source-has-labels="row" svg:x="1.314cm" svg:y="1.28cm" svg:width="14.366cm" svg:height="6.576cm">
          <chart:coordinate-region svg:x="2.448cm" svg:y="1.28cm" svg:width="13.232cm" svg:height="5.951cm"/>
          <chart:axis chart:dimension="x" chart:name="primary-x" chart:style-name="ch4">
            <chart:title svg:x="7.954cm" svg:y="8.037cm" chart:style-name="ch5">
              <text:p>Q, мВт</text:p>
            </chart:title>
            <chart:grid chart:style-name="ch6" chart:class="major"/>
          </chart:axis>
          <chart:axis chart:dimension="y" chart:name="primary-y" chart:style-name="ch7">
            <chart:title svg:x="0.451cm" svg:y="5.144cm" chart:style-name="ch8">
              <text:p>Rн, Ом</text:p>
            </chart:title>
            <chart:grid chart:style-name="ch6" chart:class="major"/>
          </chart:axis>
          <chart:series chart:style-name="ch9" chart:values-cell-range-address="Sheet1.G13:Sheet1.G22" chart:label-cell-address="Sheet1.G12:Sheet1.G12" chart:class="chart:scatter">
            <chart:domain table:cell-range-address="Sheet1.F13:Sheet1.F22"/>
            <chart:regression-curve chart:style-name="ch10"/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Rн, Ом</text:p>
                <draw:g>
                  <svg:desc>Sheet1.G12:Sheet1.G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85107">
                <text:p>3.85107</text:p>
                <draw:g>
                  <svg:desc>Sheet1.F13:Sheet1.F22</svg:desc>
                </draw:g>
              </table:table-cell>
              <table:table-cell office:value-type="float" office:value="20.5182481751825">
                <text:p>20.5182481751825</text:p>
                <draw:g>
                  <svg:desc>Sheet1.G13:Sheet1.G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.4696558">
                <text:p>15.4696558</text:p>
              </table:table-cell>
              <table:table-cell office:value-type="float" office:value="20.5902955125866">
                <text:p>20.59029551258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.024539">
                <text:p>35.024539</text:p>
              </table:table-cell>
              <table:table-cell office:value-type="float" office:value="20.6939718035975">
                <text:p>20.69397180359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2.788208">
                <text:p>62.788208</text:p>
              </table:table-cell>
              <table:table-cell office:value-type="float" office:value="20.8473032069971">
                <text:p>20.84730320699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8.86895">
                <text:p>98.86895</text:p>
              </table:table-cell>
              <table:table-cell office:value-type="float" office:value="21.0461044645463">
                <text:p>21.04610446454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4.365655">
                <text:p>144.365655</text:p>
              </table:table-cell>
              <table:table-cell office:value-type="float" office:value="21.2984331349447">
                <text:p>21.29843313494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8.771544">
                <text:p>198.771544</text:p>
              </table:table-cell>
              <table:table-cell office:value-type="float" office:value="21.5860775323051">
                <text:p>21.58607753230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4.37644">
                <text:p>264.37644</text:p>
              </table:table-cell>
              <table:table-cell office:value-type="float" office:value="21.9289617486339">
                <text:p>21.92896174863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0.504719">
                <text:p>340.504719</text:p>
              </table:table-cell>
              <table:table-cell office:value-type="float" office:value="22.3212695328313">
                <text:p>22.32126953283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1.092276">
                <text:p>391.092276</text:p>
              </table:table-cell>
              <table:table-cell office:value-type="float" office:value="22.5788313957906">
                <text:p>22.57883139579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6.3$Linux_X86_64 LibreOffice_project/60$Build-3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2">
      <style:chart-properties chart:display-label="true" chart:logarithmic="false" chart:minimum="3.5" chart:maximum="40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minimum="20.5" chart:maximum="22.7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102cm"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459cm" svg:y="0.315cm" chart:style-name="ch2">
          <text:p>Rн(Q) t = 43C</text:p>
        </chart:title>
        <chart:plot-area chart:style-name="ch3" table:cell-range-address="Sheet1.F23:Sheet1.G33" chart:data-source-has-labels="row" svg:x="1.313cm" svg:y="1.301cm" svg:width="12.461cm" svg:height="6.575cm">
          <chart:coordinate-region svg:x="2.447cm" svg:y="1.301cm" svg:width="11.327cm" svg:height="5.95cm"/>
          <chart:axis chart:dimension="x" chart:name="primary-x" chart:style-name="ch4">
            <chart:title svg:x="7cm" svg:y="8.057cm" chart:style-name="ch5">
              <text:p>Q, мВт</text:p>
            </chart:title>
          </chart:axis>
          <chart:axis chart:dimension="y" chart:name="primary-y" chart:style-name="ch6">
            <chart:title svg:x="0.45cm" svg:y="5.164cm" chart:style-name="ch7">
              <text:p>Rн, Ом</text:p>
            </chart:title>
            <chart:grid chart:style-name="ch8" chart:class="major"/>
          </chart:axis>
          <chart:series chart:style-name="ch9" chart:values-cell-range-address="Sheet1.G24:Sheet1.G33" chart:label-cell-address="Sheet1.G23:Sheet1.G23" chart:class="chart:scatter">
            <chart:domain table:cell-range-address="Sheet1.F24:Sheet1.F33"/>
            <chart:regression-curve chart:style-name="ch10"/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Rн, Ом</text:p>
                <draw:g>
                  <svg:desc>Sheet1.G23:Sheet1.G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878515">
                <text:p>3.878515</text:p>
                <draw:g>
                  <svg:desc>Sheet1.F24:Sheet1.F33</svg:desc>
                </draw:g>
              </table:table-cell>
              <table:table-cell office:value-type="float" office:value="20.6493980299161">
                <text:p>20.6493980299161</text:p>
                <draw:g>
                  <svg:desc>Sheet1.G24:Sheet1.G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.56919364">
                <text:p>15.56919364</text:p>
              </table:table-cell>
              <table:table-cell office:value-type="float" office:value="20.7197577703196">
                <text:p>20.71975777031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.221336">
                <text:p>35.221336</text:p>
              </table:table-cell>
              <table:table-cell office:value-type="float" office:value="20.8304961089494">
                <text:p>20.83049610894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3.1066894">
                <text:p>63.1066894</text:p>
              </table:table-cell>
              <table:table-cell office:value-type="float" office:value="20.9820940155355">
                <text:p>20.98209401553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.3407968">
                <text:p>99.3407968</text:p>
              </table:table-cell>
              <table:table-cell office:value-type="float" office:value="21.1761957600888">
                <text:p>21.17619576008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5.026728">
                <text:p>145.026728</text:p>
              </table:table-cell>
              <table:table-cell office:value-type="float" office:value="21.421973748177">
                <text:p>21.4219737481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9.655847">
                <text:p>199.655847</text:p>
              </table:table-cell>
              <table:table-cell office:value-type="float" office:value="21.7047231779794">
                <text:p>21.70472317797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5.480762">
                <text:p>265.480762</text:p>
              </table:table-cell>
              <table:table-cell office:value-type="float" office:value="22.0486649047662">
                <text:p>22.04866490476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1.879424">
                <text:p>341.879424</text:p>
              </table:table-cell>
              <table:table-cell office:value-type="float" office:value="22.4368114063513">
                <text:p>22.43681140635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9.622192">
                <text:p>389.622192</text:p>
              </table:table-cell>
              <table:table-cell office:value-type="float" office:value="22.6762282575526">
                <text:p>22.676228257552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6.3$Linux_X86_64 LibreOffice_project/60$Build-3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592cm" svg:y="0.315cm" chart:style-name="ch2">
          <text:p>Rн(Q) t=63C</text:p>
        </chart:title>
        <chart:plot-area chart:style-name="ch3" table:cell-range-address="Sheet1.F45:Sheet1.G55" chart:data-source-has-labels="row" svg:x="1.314cm" svg:y="1.28cm" svg:width="14.366cm" svg:height="6.576cm">
          <chart:coordinate-region svg:x="2.448cm" svg:y="1.468cm" svg:width="12.69cm" svg:height="5.763cm"/>
          <chart:axis chart:dimension="x" chart:name="primary-x" chart:style-name="ch4">
            <chart:title svg:x="7.954cm" svg:y="8.037cm" chart:style-name="ch5">
              <text:p>Q, мВт</text:p>
            </chart:title>
          </chart:axis>
          <chart:axis chart:dimension="y" chart:name="primary-y" chart:style-name="ch6">
            <chart:title svg:x="0.451cm" svg:y="5.144cm" chart:style-name="ch7">
              <text:p>Rн, Ом</text:p>
            </chart:title>
            <chart:grid chart:style-name="ch8" chart:class="major"/>
          </chart:axis>
          <chart:series chart:style-name="ch9" chart:values-cell-range-address="Sheet1.G46:Sheet1.G55" chart:label-cell-address="Sheet1.G45:Sheet1.G45" chart:class="chart:scatter">
            <chart:domain table:cell-range-address="Sheet1.F46:Sheet1.F55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Rн, Ом</text:p>
                <draw:g>
                  <svg:desc>Sheet1.G45:Sheet1.G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89714352">
                <text:p>3.89714352</text:p>
                <draw:g>
                  <svg:desc>Sheet1.F46:Sheet1.F55</svg:desc>
                </draw:g>
              </table:table-cell>
              <table:table-cell office:value-type="float" office:value="20.7516053706947">
                <text:p>20.7516053706947</text:p>
                <draw:g>
                  <svg:desc>Sheet1.G46:Sheet1.G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.65610975">
                <text:p>15.65610975</text:p>
              </table:table-cell>
              <table:table-cell office:value-type="float" office:value="20.8156791248861">
                <text:p>20.81567912488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.42461065">
                <text:p>35.42461065</text:p>
              </table:table-cell>
              <table:table-cell office:value-type="float" office:value="20.9252643091506">
                <text:p>20.92526430915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3.287424">
                <text:p>63.287424</text:p>
              </table:table-cell>
              <table:table-cell office:value-type="float" office:value="21.0744525547445">
                <text:p>21.07445255474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.61442">
                <text:p>99.61442</text:p>
              </table:table-cell>
              <table:table-cell office:value-type="float" office:value="21.2668030391584">
                <text:p>21.26680303915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5.32076">
                <text:p>145.32076</text:p>
              </table:table-cell>
              <table:table-cell office:value-type="float" office:value="21.5098241985522">
                <text:p>21.50982419855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1.218615">
                <text:p>201.218615</text:p>
              </table:table-cell>
              <table:table-cell office:value-type="float" office:value="21.8018111793484">
                <text:p>21.80181117934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5.8482736">
                <text:p>265.8482736</text:p>
              </table:table-cell>
              <table:table-cell office:value-type="float" office:value="22.1348273596613">
                <text:p>22.13482735966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2.246828">
                <text:p>342.246828</text:p>
              </table:table-cell>
              <table:table-cell office:value-type="float" office:value="22.5229171736838">
                <text:p>22.52291717368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6.9229474">
                <text:p>386.9229474</text:p>
              </table:table-cell>
              <table:table-cell office:value-type="float" office:value="22.7469291990615">
                <text:p>22.746929199061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6.3$Linux_X86_64 LibreOffice_project/60$Build-3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625cm" svg:y="0.315cm" chart:style-name="ch2">
          <text:p>Rн(Q) t = 53</text:p>
        </chart:title>
        <chart:plot-area chart:style-name="ch3" table:cell-range-address="Sheet1.F34:Sheet1.G44" chart:data-source-has-labels="row" svg:x="1.314cm" svg:y="1.28cm" svg:width="14.366cm" svg:height="6.576cm">
          <chart:coordinate-region svg:x="2.448cm" svg:y="1.468cm" svg:width="12.69cm" svg:height="5.763cm"/>
          <chart:axis chart:dimension="x" chart:name="primary-x" chart:style-name="ch4">
            <chart:title svg:x="7.954cm" svg:y="8.037cm" chart:style-name="ch5">
              <text:p>Q, мВт</text:p>
            </chart:title>
          </chart:axis>
          <chart:axis chart:dimension="y" chart:name="primary-y" chart:style-name="ch6">
            <chart:title svg:x="0.451cm" svg:y="5.144cm" chart:style-name="ch7">
              <text:p>Rн, Ом</text:p>
            </chart:title>
            <chart:grid chart:style-name="ch8" chart:class="major"/>
          </chart:axis>
          <chart:series chart:style-name="ch9" chart:values-cell-range-address="Sheet1.G35:Sheet1.G44" chart:label-cell-address="Sheet1.G34:Sheet1.G34" chart:class="chart:scatter">
            <chart:domain table:cell-range-address="Sheet1.F35:Sheet1.F44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Rн, Ом</text:p>
                <draw:g>
                  <svg:desc>Sheet1.G34:Sheet1.G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877949">
                <text:p>3.877949</text:p>
                <draw:g>
                  <svg:desc>Sheet1.F35:Sheet1.F44</svg:desc>
                </draw:g>
              </table:table-cell>
              <table:table-cell office:value-type="float" office:value="20.6524118806101">
                <text:p>20.6524118806101</text:p>
                <draw:g>
                  <svg:desc>Sheet1.G35:Sheet1.G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.6028684">
                <text:p>15.6028684</text:p>
              </table:table-cell>
              <table:table-cell office:value-type="float" office:value="20.767603064575">
                <text:p>20.7676030645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.2950126">
                <text:p>35.2950126</text:p>
              </table:table-cell>
              <table:table-cell office:value-type="float" office:value="20.8720392976995">
                <text:p>20.87203929769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3.248632">
                <text:p>63.248632</text:p>
              </table:table-cell>
              <table:table-cell office:value-type="float" office:value="21.0231540565178">
                <text:p>21.02315405651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.6031629">
                <text:p>99.6031629</text:p>
              </table:table-cell>
              <table:table-cell office:value-type="float" office:value="21.2166323686093">
                <text:p>21.21663236860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5.3894519">
                <text:p>145.3894519</text:p>
              </table:table-cell>
              <table:table-cell office:value-type="float" office:value="21.4583358643228">
                <text:p>21.45833586432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.1859072">
                <text:p>200.1859072</text:p>
              </table:table-cell>
              <table:table-cell office:value-type="float" office:value="21.7451119356318">
                <text:p>21.74511193563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4.417984">
                <text:p>264.417984</text:p>
              </table:table-cell>
              <table:table-cell office:value-type="float" office:value="22.0769371345029">
                <text:p>22.07693713450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2.825179">
                <text:p>342.825179</text:p>
              </table:table-cell>
              <table:table-cell office:value-type="float" office:value="22.4752034330594">
                <text:p>22.47520343305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7.6930876">
                <text:p>387.6930876</text:p>
              </table:table-cell>
              <table:table-cell office:value-type="float" office:value="22.7002127236276">
                <text:p>22.700212723627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6.3$Linux_X86_64 LibreOffice_project/60$Build-3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